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titr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r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r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re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re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tre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re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tre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re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tre11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9:09:15.211773180</meta:creation-date>
    <dc:date>2022-03-02T19:10:16.871637658</dc:date>
    <meta:editing-duration>PT1M2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